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2cm"/>
    </style:style>
    <style:style style:name="co2" style:family="table-column">
      <style:table-column-properties fo:break-before="auto" style:column-width="1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3" style:family="table-cell" style:parent-style-name="Default" style:data-style-name="N37"/>
    <style:style style:name="ce4" style:family="table-cell" style:parent-style-name="Default" style:data-style-name="N40"/>
    <style:style style:name="ce5" style:family="table-cell" style:parent-style-name="Default" style:data-style-name="N0"/>
    <style:style style:name="ce1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00a933" style:text-align-source="value-type" style:repeat-content="false"/>
      <style:paragraph-properties fo:margin-left="0cm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6" office:value-type="string" calcext:value-type="string">
            <text:p>AAAA</text:p>
          </table:table-cell>
          <table:table-cell table:style-name="ce7" table:formula="of:=1998" office:value-type="float" office:value="1998" calcext:value-type="float">
            <text:p>1998</text:p>
          </table:table-cell>
          <table:table-cell/>
          <table:table-cell table:style-name="ce11" office:value-type="string" calcext:value-type="string">
            <text:p>AAAA</text:p>
          </table:table-cell>
          <table:table-cell table:style-name="ce12" table:formula="of:=2023" office:value-type="float" office:value="2023" calcext:value-type="float">
            <text:p>2023</text:p>
          </table:table-cell>
        </table:table-row>
        <table:table-row table:style-name="ro1">
          <table:table-cell table:style-name="ce6" office:value-type="string" calcext:value-type="string">
            <text:p>MM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MM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JJ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JJ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</text:p>
          </table:table-cell>
          <table:table-cell table:style-name="ce7" table:formula="of:=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</text:p>
          </table:table-cell>
          <table:table-cell table:style-name="ce12" table:formula="of:=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H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table:formula="of:=[.B6]+([.B5]/60)+([.B4]/3600)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INT((14-[.E2])/1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table:formula="of:=IF([.B2]&gt;2;[.B1];[.B1]-1)" office:value-type="float" office:value="1998" calcext:value-type="float">
            <text:p>1998</text:p>
          </table:table-cell>
          <table:table-cell/>
          <table:table-cell office:value-type="string" calcext:value-type="string">
            <text:p>y</text:p>
          </table:table-cell>
          <table:table-cell table:style-name="ce14" table:formula="of:=[.E1]+4800-[.E7]"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formula="of:=IF([.B2]&gt;2;[.B2];[.B2]+12)"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table:formula="of:=[.E2]+12*[.E7]-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table:formula="of:=[.B3]" office:value-type="float" office:value="6" calcext:value-type="float">
            <text:p>6</text:p>
          </table:table-cell>
          <table:table-cell/>
          <table:table-cell office:value-type="string" calcext:value-type="string">
            <text:p>JJ</text:p>
          </table:table-cell>
          <table:table-cell table:formula="of:=[.E3]+INT((153*[.E9]+2)/5)+INT(365*[.E8]+[.E8]/4-[.E8]/100+[.E8]/400-32045)" office:value-type="float" office:value="2460066" calcext:value-type="float">
            <text:p>2460066</text:p>
          </table:table-cell>
        </table:table-row>
        <table:table-row table:style-name="ro1">
          <table:table-cell office:value-type="string" calcext:value-type="string">
            <text:p>Test 1582</text:p>
          </table:table-cell>
          <table:table-cell table:style-name="ce3" table:formula="of:=IF(IFERROR(DATE([.B1];[.B2];[.B3])&gt;DATE(1582;10;15);0);&quot;après&quot;;&quot;avant&quot;)" office:value-type="string" office:string-value="après" calcext:value-type="string">
            <text:p>après</text:p>
          </table:table-cell>
          <table:table-cell/>
          <table:table-cell office:value-type="string" calcext:value-type="string">
            <text:p>J2000</text:p>
          </table:table-cell>
          <table:table-cell table:formula="of:=[.E10]-2451545" office:value-type="float" office:value="8521" calcext:value-type="float">
            <text:p>8521</text:p>
          </table:table-cell>
        </table:table-row>
        <table:table-row table:style-name="ro1">
          <table:table-cell office:value-type="string" calcext:value-type="string">
            <text:p>MM&gt;2</text:p>
          </table:table-cell>
          <table:table-cell table:style-name="ce4" table:formula="of:=IF([.B2]&gt;2;&quot;oui&quot;;&quot;non&quot;)" office:value-type="string" office:string-value="oui" calcext:value-type="string">
            <text:p>oui</text:p>
          </table:table-cell>
          <table:table-cell/>
          <table:table-cell office:value-type="string" calcext:value-type="string">
            <text:p>J2000y</text:p>
          </table:table-cell>
          <table:table-cell table:formula="of:=[.E11]/365.25" office:value-type="float" office:value="23.3292265571526" calcext:value-type="float">
            <text:p>23,32922655715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5" table:formula="of:=IF([.B11]=&quot;après&quot;;IF([.B12]=&quot;non&quot;;arrondit([.B8]/100)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5" table:formula="of:=IF([.B11]=&quot;après&quot;;IF([.B12]=&quot;non&quot;;2-[.B13]+INT([.B13]/4)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J</text:p>
          </table:table-cell>
          <table:table-cell table:formula="of:=INT((365.25 * [.B8]) + (INT(30.6001 * ([.B9] + 1)) + [.B14] + [.B10]+([.B7]/100) + 1720994.5))" office:value-type="float" office:value="2451167" calcext:value-type="float">
            <text:p>2451167</text:p>
          </table:table-cell>
          <table:table-cell table:formula="of:=(ROUND(365.25 * ([.B8]+4715)) + ROUND(30.6001 * ([.B9] + 1)) + [.B14] + [.B10] - 1524.5) + [.B7]/24" office:value-type="float" office:value="2450802.91666667" calcext:value-type="float">
            <text:p>2450802,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00</text:p>
          </table:table-cell>
          <table:table-cell table:formula="of:=[.B15]-2451545" office:value-type="float" office:value="-378" calcext:value-type="float">
            <text:p>-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000y</text:p>
          </table:table-cell>
          <table:table-cell table:formula="of:=[.B16]/365.25" office:value-type="float" office:value="-1.03490759753593" calcext:value-type="float">
            <text:p>-1,034907597535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8:00:03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1T14:12:55.011000000</meta:creation-date>
    <dc:date>2023-04-03T17:05:53.491000000</dc:date>
    <meta:editing-duration>P2DT17H2M4S</meta:editing-duration>
    <meta:editing-cycles>4</meta:editing-cycles>
    <meta:generator>LibreOffice/7.3.3.2$Windows_X86_64 LibreOffice_project/d1d0ea68f081ee2800a922cac8f79445e4603348</meta:generator>
    <meta:document-statistic meta:table-count="1" meta:cell-count="59" meta:object-count="0"/>
  </office:meta>
</office:document-meta>
</file>